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Times New Roman CYR" svg:font-family="'Times New Roman CYR', 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 style:master-page-name="Standard">
      <style:table-properties style:width="24.754cm" fo:margin-left="-0.25cm" style:page-number="auto" table:align="left" style:writing-mode="lr-tb"/>
    </style:style>
    <style:style style:name="Таблица1.A" style:family="table-column">
      <style:table-column-properties style:column-width="1.002cm"/>
    </style:style>
    <style:style style:name="Таблица1.B" style:family="table-column">
      <style:table-column-properties style:column-width="3.284cm"/>
    </style:style>
    <style:style style:name="Таблица1.C" style:family="table-column">
      <style:table-column-properties style:column-width="0.215cm"/>
    </style:style>
    <style:style style:name="Таблица1.D" style:family="table-column">
      <style:table-column-properties style:column-width="0.501cm"/>
    </style:style>
    <style:style style:name="Таблица1.E" style:family="table-column">
      <style:table-column-properties style:column-width="1.249cm"/>
    </style:style>
    <style:style style:name="Таблица1.F" style:family="table-column">
      <style:table-column-properties style:column-width="0.046cm"/>
    </style:style>
    <style:style style:name="Таблица1.G" style:family="table-column">
      <style:table-column-properties style:column-width="0.455cm"/>
    </style:style>
    <style:style style:name="Таблица1.H" style:family="table-column">
      <style:table-column-properties style:column-width="0.75cm"/>
    </style:style>
    <style:style style:name="Таблица1.I" style:family="table-column">
      <style:table-column-properties style:column-width="1.251cm"/>
    </style:style>
    <style:style style:name="Таблица1.J" style:family="table-column">
      <style:table-column-properties style:column-width="0.25cm"/>
    </style:style>
    <style:style style:name="Таблица1.K" style:family="table-column">
      <style:table-column-properties style:column-width="1cm"/>
    </style:style>
    <style:style style:name="Таблица1.P" style:family="table-column">
      <style:table-column-properties style:column-width="0.57cm"/>
    </style:style>
    <style:style style:name="Таблица1.Q" style:family="table-column">
      <style:table-column-properties style:column-width="0.43cm"/>
    </style:style>
    <style:style style:name="Таблица1.S" style:family="table-column">
      <style:table-column-properties style:column-width="2cm"/>
    </style:style>
    <style:style style:name="Таблица1.T" style:family="table-column">
      <style:table-column-properties style:column-width="0.499cm"/>
    </style:style>
    <style:style style:name="Таблица1.U" style:family="table-column">
      <style:table-column-properties style:column-width="0.633cm"/>
    </style:style>
    <style:style style:name="Таблица1.V" style:family="table-column">
      <style:table-column-properties style:column-width="0.367cm"/>
    </style:style>
    <style:style style:name="Таблица1.W" style:family="table-column">
      <style:table-column-properties style:column-width="1.501cm"/>
    </style:style>
    <style:style style:name="Таблица1.X" style:family="table-column">
      <style:table-column-properties style:column-width="0.037cm"/>
    </style:style>
    <style:style style:name="Таблица1.Y" style:family="table-column">
      <style:table-column-properties style:column-width="0.198cm"/>
    </style:style>
    <style:style style:name="Таблица1.Z" style:family="table-column">
      <style:table-column-properties style:column-width="1.016cm"/>
    </style:style>
    <style:style style:name="Таблица1.b" style:family="table-column">
      <style:table-column-properties style:column-width="1.092cm"/>
    </style:style>
    <style:style style:name="Таблица1.c" style:family="table-column">
      <style:table-column-properties style:column-width="1.658cm"/>
    </style:style>
    <style:style style:name="Таблица1.1" style:family="table-row">
      <style:table-row-properties style:min-row-height="0.176cm" style:keep-together="false" fo:keep-together="always"/>
    </style:style>
    <style:style style:name="Таблица1.A1" style:family="table-cell">
      <style:table-cell-properties style:vertical-align="middle" fo:padding-left="0.191cm" fo:padding-right="0.191cm" fo:padding-top="0cm" fo:padding-bottom="0cm" fo:border="none"/>
    </style:style>
    <style:style style:name="Таблица1.G1" style:family="table-cell">
      <style:table-cell-properties style:vertical-align="bottom" fo:padding-left="0.191cm" fo:padding-right="0.191cm" fo:padding-top="0cm" fo:padding-bottom="0cm" fo:border="none"/>
    </style:style>
    <style:style style:name="Таблица1.Y1" style:family="table-cell">
      <style:table-cell-properties style:vertical-align="bottom" fo:padding="0.191cm" fo:border-left="none" fo:border-right="none" fo:border-top="none" fo:border-bottom="0.002cm solid #000000"/>
    </style:style>
    <style:style style:name="Таблица1.2" style:family="table-row">
      <style:table-row-properties style:min-row-height="0.459cm" style:keep-together="false" fo:keep-together="always"/>
    </style:style>
    <style:style style:name="Таблица1.N2" style:family="table-cell">
      <style:table-cell-properties style:vertical-align="bottom" fo:padding-left="0.191cm" fo:padding-right="0.191cm" fo:padding-top="0cm" fo:padding-bottom="0cm" fo:border-left="none" fo:border-right="none" fo:border-top="none" fo:border-bottom="0.002cm solid #000000"/>
    </style:style>
    <style:style style:name="Таблица1.3" style:family="table-row">
      <style:table-row-properties style:min-row-height="0.282cm" style:keep-together="false" fo:keep-together="always"/>
    </style:style>
    <style:style style:name="Таблица1.A3" style:family="table-cell">
      <style:table-cell-properties style:vertical-align="middle" fo:padding-left="0.191cm" fo:padding-right="0.191cm" fo:padding-top="0cm" fo:padding-bottom="0cm" fo:border="0.002cm solid #000000"/>
    </style:style>
    <style:style style:name="Таблица1.4" style:family="table-row">
      <style:table-row-properties style:min-row-height="0.123cm" style:keep-together="false" fo:keep-together="always"/>
    </style:style>
    <style:style style:name="Таблица1.B4" style:family="table-cell">
      <style:table-cell-properties style:vertical-align="middle" fo:padding-left="0.191cm" fo:padding-right="0.191cm" fo:padding-top="0cm" fo:padding-bottom="0cm" fo:border-left="0.002cm solid #000000" fo:border-right="none" fo:border-top="0.002cm solid #000000" fo:border-bottom="0.002cm solid #000000"/>
    </style:style>
    <style:style style:name="Таблица1.D4" style:family="table-cell">
      <style:table-cell-properties style:vertical-align="middle" fo:padding-left="0.191cm" fo:padding-right="0.191cm" fo:padding-top="0cm" fo:padding-bottom="0cm" fo:border-left="none" fo:border-right="0.002cm solid #000000" fo:border-top="0.002cm solid #000000" fo:border-bottom="0.002cm solid #000000"/>
    </style:style>
    <style:style style:name="Таблица1.6" style:family="table-row">
      <style:table-row-properties style:min-row-height="0.476cm" style:keep-together="false" fo:keep-together="always"/>
    </style:style>
    <style:style style:name="Таблица1.B8" style:family="table-cell">
      <style:table-cell-properties fo:padding-left="0.191cm" fo:padding-right="0.191cm" fo:padding-top="0cm" fo:padding-bottom="0cm" fo:border-left="0.002cm solid #000000" fo:border-right="none" fo:border-top="0.002cm solid #000000" fo:border-bottom="0.002cm solid #000000"/>
    </style:style>
    <style:style style:name="Таблица1.F8" style:family="table-cell">
      <style:table-cell-properties style:vertical-align="bottom" fo:padding-left="0.191cm" fo:padding-right="0.191cm" fo:padding-top="0cm" fo:padding-bottom="0cm" fo:border-left="none" fo:border-right="none" fo:border-top="0.002cm solid #000000" fo:border-bottom="none"/>
    </style:style>
    <style:style style:name="Таблица1.d8" style:family="table-cell">
      <style:table-cell-properties fo:padding-left="0.191cm" fo:padding-right="0.191cm" fo:padding-top="0cm" fo:padding-bottom="0cm" fo:border-left="none" fo:border-right="0.002cm solid #000000" fo:border-top="0.002cm solid #000000" fo:border-bottom="none"/>
    </style:style>
    <style:style style:name="Таблица1.B9" style:family="table-cell">
      <style:table-cell-properties fo:padding-left="0.191cm" fo:padding-right="0.191cm" fo:padding-top="0cm" fo:padding-bottom="0cm" fo:border-left="0.002cm solid #000000" fo:border-right="none" fo:border-top="0.002cm solid #000000" fo:border-bottom="none"/>
    </style:style>
    <style:style style:name="Таблица1.J9" style:family="table-cell">
      <style:table-cell-properties style:vertical-align="bottom" fo:padding-left="0.191cm" fo:padding-right="0.191cm" fo:padding-top="0cm" fo:padding-bottom="0cm" fo:border-left="none" fo:border-right="none" fo:border-top="0.002cm solid #000000" fo:border-bottom="0.002cm solid #000000"/>
    </style:style>
    <style:style style:name="Таблица1.d9" style:family="table-cell">
      <style:table-cell-properties fo:padding-left="0.191cm" fo:padding-right="0.191cm" fo:padding-top="0cm" fo:padding-bottom="0cm" fo:border-left="none" fo:border-right="0.002cm solid #000000" fo:border-top="none" fo:border-bottom="none"/>
    </style:style>
    <style:style style:name="Таблица1.B10" style:family="table-cell">
      <style:table-cell-properties fo:padding-left="0.191cm" fo:padding-right="0.191cm" fo:padding-top="0cm" fo:padding-bottom="0cm" fo:border-left="0.002cm solid #000000" fo:border-right="0.002cm solid #000000" fo:border-top="none" fo:border-bottom="none"/>
    </style:style>
    <style:style style:name="Таблица1.B11" style:family="table-cell">
      <style:table-cell-properties style:vertical-align="bottom" fo:padding-left="0.191cm" fo:padding-right="0.191cm" fo:padding-top="0cm" fo:padding-bottom="0cm" fo:border-left="0.002cm solid #000000" fo:border-right="none" fo:border-top="none" fo:border-bottom="none"/>
    </style:style>
    <style:style style:name="Таблица1.B12" style:family="table-cell">
      <style:table-cell-properties fo:padding-left="0.191cm" fo:padding-right="0.191cm" fo:padding-top="0cm" fo:padding-bottom="0cm" fo:border-left="0.002cm solid #000000" fo:border-right="none" fo:border-top="none" fo:border-bottom="0.002cm solid #000000"/>
    </style:style>
    <style:style style:name="Таблица1.M12" style:family="table-cell">
      <style:table-cell-properties fo:padding-left="0.191cm" fo:padding-right="0.191cm" fo:padding-top="0cm" fo:padding-bottom="0cm" fo:border-left="none" fo:border-right="0.002cm solid #000000" fo:border-top="none" fo:border-bottom="0.002cm solid #000000"/>
    </style:style>
    <style:style style:name="Таблица1.13" style:family="table-row">
      <style:table-row-properties style:min-row-height="0.376cm" style:keep-together="false" fo:keep-together="always"/>
    </style:style>
    <style:style style:name="Таблица1.E13" style:family="table-cell">
      <style:table-cell-properties style:vertical-align="middle" fo:padding-left="0.191cm" fo:padding-right="0.191cm" fo:padding-top="0cm" fo:padding-bottom="0cm" fo:border-left="none" fo:border-right="0.002cm solid #000000" fo:border-top="none" fo:border-bottom="none"/>
    </style:style>
    <style:style style:name="Таблица1.B16" style:family="table-cell">
      <style:table-cell-properties fo:padding-left="0.191cm" fo:padding-right="0.191cm" fo:padding-top="0cm" fo:padding-bottom="0cm" fo:border-left="0.002cm solid #000000" fo:border-right="none" fo:border-top="none" fo:border-bottom="none"/>
    </style:style>
    <style:style style:name="Таблица1.B18" style:family="table-cell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Таблица1.19" style:family="table-row">
      <style:table-row-properties style:min-row-height="0.145cm" style:keep-together="false" fo:keep-together="always"/>
    </style:style>
    <style:style style:name="Таблица1.A19" style:family="table-cell">
      <style:table-cell-properties style:vertical-align="middle"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Таблица1.20" style:family="table-row">
      <style:table-row-properties style:min-row-height="0.49cm" style:keep-together="false" fo:keep-together="always"/>
    </style:style>
    <style:style style:name="Таблица1.21" style:family="table-row">
      <style:table-row-properties style:min-row-height="0.489cm" style:keep-together="false" fo:keep-together="always"/>
    </style:style>
    <style:style style:name="Таблица1.B22" style:family="table-cell">
      <style:table-cell-properties style:vertical-align="middle" fo:padding-left="0.191cm" fo:padding-right="0.191cm" fo:padding-top="0cm" fo:padding-bottom="0cm" fo:border-left="0.002cm solid #000000" fo:border-right="none" fo:border-top="none" fo:border-bottom="0.002cm solid #000000"/>
    </style:style>
    <style:style style:name="Таблица1.K22" style:family="table-cell">
      <style:table-cell-properties style:vertical-align="middle" fo:padding-left="0.191cm" fo:padding-right="0.191cm" fo:padding-top="0cm" fo:padding-bottom="0cm" fo:border-left="none" fo:border-right="0.002cm solid #000000" fo:border-top="none" fo:border-bottom="0.002cm solid #000000"/>
    </style:style>
    <style:style style:name="Таблица1.23" style:family="table-row">
      <style:table-row-properties style:min-row-height="1.109cm" style:keep-together="true" fo:keep-together="auto"/>
    </style:style>
    <style:style style:name="Таблица1.B24" style:family="table-cell">
      <style:table-cell-properties style:vertical-align="middle" fo:padding-left="0.191cm" fo:padding-right="0.191cm" fo:padding-top="0cm" fo:padding-bottom="0cm" fo:border-left="0.002cm solid #000000" fo:border-right="none" fo:border-top="0.002cm solid #000000" fo:border-bottom="none"/>
    </style:style>
    <style:style style:name="Таблица1.K24" style:family="table-cell">
      <style:table-cell-properties fo:padding-left="0.191cm" fo:padding-right="0.191cm" fo:padding-top="0cm" fo:padding-bottom="0cm" fo:border-left="none" fo:border-right="none" fo:border-top="0.002cm solid #000000" fo:border-bottom="none"/>
    </style:style>
    <style:style style:name="Таблица1.25" style:family="table-row">
      <style:table-row-properties style:keep-together="false" fo:keep-together="always"/>
    </style:style>
    <style:style style:name="Таблица1.B25" style:family="table-cell">
      <style:table-cell-properties style:vertical-align="middle" fo:padding-left="0.191cm" fo:padding-right="0.191cm" fo:padding-top="0cm" fo:padding-bottom="0cm" fo:border-left="0.002cm solid #000000" fo:border-right="none" fo:border-top="none" fo:border-bottom="none"/>
    </style:style>
    <style:style style:name="Таблица1.K25" style:family="table-cell">
      <style:table-cell-properties fo:padding-left="0.191cm" fo:padding-right="0.191cm" fo:padding-top="0cm" fo:padding-bottom="0cm" fo:border="none"/>
    </style:style>
    <style:style style:name="Таблица1.I26" style:family="table-cell">
      <style:table-cell-properties fo:padding-left="0.191cm" fo:padding-right="0.191cm" fo:padding-top="0cm" fo:padding-bottom="0cm" fo:border-left="none" fo:border-right="none" fo:border-top="0.002cm solid #000000" fo:border-bottom="0.002cm solid #000000"/>
    </style:style>
    <style:style style:name="Таблица1.K26" style:family="table-cell">
      <style:table-cell-properties fo:padding-left="0.191cm" fo:padding-right="0.191cm" fo:padding-top="0cm" fo:padding-bottom="0cm" fo:border-left="none" fo:border-right="none" fo:border-top="none" fo:border-bottom="0.002cm solid #000000"/>
    </style:style>
    <style:style style:name="Таблица1.28" style:family="table-row">
      <style:table-row-properties style:min-row-height="0.483cm" style:keep-together="false" fo:keep-together="always"/>
    </style:style>
    <style:style style:name="Таблица1.29" style:family="table-row">
      <style:table-row-properties style:row-height="1.111cm" style:keep-together="false" fo:keep-together="always"/>
    </style:style>
    <style:style style:name="Таблица1.C29" style:family="table-cell">
      <style:table-cell-properties style:vertical-align="" fo:padding-left="0.191cm" fo:padding-right="0.191cm" fo:padding-top="0cm" fo:padding-bottom="0cm" fo:border="none"/>
    </style:style>
    <style:style style:name="Таблица1.Q29" style:family="table-cell">
      <style:table-cell-properties style:vertical-align="middle" fo:padding="0.191cm" fo:border-left="none" fo:border-right="none" fo:border-top="none" fo:border-bottom="0.002cm solid #000000"/>
    </style:style>
    <style:style style:name="Таблица1.30" style:family="table-row">
      <style:table-row-properties style:row-height="0.676cm" style:keep-together="false" fo:keep-together="always"/>
    </style:style>
    <style:style style:name="Таблица1.Q30" style:family="table-cell">
      <style:table-cell-properties fo:padding="0.191cm" fo:border="none"/>
    </style:style>
    <style:style style:name="Таблица1.31" style:family="table-row">
      <style:table-row-properties style:min-row-height="0.062cm" style:keep-together="false" fo:keep-together="always"/>
    </style:style>
    <style:style style:name="Таблица1.Q31" style:family="table-cell">
      <style:table-cell-properties fo:padding="0.191cm" fo:border-left="none" fo:border-right="none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2pt" fo:language="en" fo:country="US" style:font-size-asian="12pt" style:font-size-complex="12pt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paragraph-properties style:text-autospace="ideograph-alpha"/>
    </style:style>
    <style:style style:name="P5" style:family="paragraph" style:parent-style-name="Standard">
      <style:text-properties fo:font-size="11pt" fo:language="en" fo:country="US" style:font-size-asian="11pt" style:font-size-complex="11pt"/>
    </style:style>
    <style:style style:name="P6" style:family="paragraph" style:parent-style-name="Standard">
      <style:paragraph-properties fo:text-align="center" style:justify-single-word="false"/>
      <style:text-properties fo:font-size="11pt" fo:language="en" fo:country="US" style:font-size-asian="11pt" style:font-size-complex="11pt"/>
    </style:style>
    <style:style style:name="P7" style:family="paragraph" style:parent-style-name="Standard">
      <style:paragraph-properties style:text-autospace="ideograph-alpha"/>
      <style:text-properties fo:font-size="11pt" fo:language="en" fo:country="US" style:font-size-asian="11pt" style:font-size-complex="11pt"/>
    </style:style>
    <style:style style:name="P8" style:family="paragraph" style:parent-style-name="Standard">
      <style:paragraph-properties>
        <style:tab-stops>
          <style:tab-stop style:position="0.501cm"/>
        </style:tab-stops>
      </style:paragraph-properties>
      <style:text-properties fo:font-size="11pt" fo:language="en" fo:country="US" style:font-size-asian="11pt" style:font-size-complex="11pt"/>
    </style:style>
    <style:style style:name="P9" style:family="paragraph" style:parent-style-name="Standard">
      <style:text-properties fo:font-size="11pt" fo:language="en" fo:country="US" fo:font-weight="bold" style:font-size-asian="11pt" style:font-weight-asian="bold" style:font-size-complex="11pt" style:font-weight-complex="bold"/>
    </style:style>
    <style:style style:name="P10" style:family="paragraph" style:parent-style-name="Standard">
      <style:paragraph-properties style:text-autospace="ideograph-alpha"/>
      <style:text-properties fo:font-size="11pt" fo:language="en" fo:country="US" fo:font-weight="bold" style:font-size-asian="11pt" style:font-weight-asian="bold" style:font-size-complex="11pt" style:font-weight-complex="bold"/>
    </style:style>
    <style:style style:name="P11" style:family="paragraph" style:parent-style-name="Standard">
      <style:text-properties fo:font-size="11pt" style:font-size-asian="11pt" style:font-size-complex="11pt"/>
    </style:style>
    <style:style style:name="P12" style:family="paragraph" style:parent-style-name="Standard">
      <style:paragraph-properties style:text-autospace="ideograph-alpha"/>
      <style:text-properties fo:font-size="11pt" style:font-size-asian="11pt" style:font-size-complex="11pt"/>
    </style:style>
    <style:style style:name="P13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14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15" style:family="paragraph" style:parent-style-name="Standard">
      <style:paragraph-properties style:text-autospace="ideograph-alpha"/>
      <style:text-properties fo:font-size="11pt" fo:font-weight="bold" style:font-size-asian="11pt" style:font-weight-asian="bold" style:font-size-complex="11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1pt" fo:language="uk" fo:country="UA" fo:font-weight="bold" style:font-size-asian="11pt" style:font-weight-asian="bold" style:font-size-complex="11pt" style:font-weight-complex="bold"/>
    </style:style>
    <style:style style:name="P17" style:family="paragraph" style:parent-style-name="Standard">
      <style:paragraph-properties style:text-autospace="ideograph-alpha"/>
      <style:text-properties fo:font-size="11pt" fo:language="uk" fo:country="UA" style:font-size-asian="11pt" style:font-size-complex="11pt"/>
    </style:style>
    <style:style style:name="P18" style:family="paragraph" style:parent-style-name="Standard">
      <style:paragraph-properties fo:text-align="center" style:justify-single-word="false"/>
      <style:text-properties fo:font-size="11pt" fo:language="uk" fo:country="UA" style:font-size-asian="11pt" style:font-size-complex="11pt"/>
    </style:style>
    <style:style style:name="P19" style:family="paragraph" style:parent-style-name="Standard">
      <style:paragraph-properties fo:text-align="center" style:justify-single-word="false" style:text-autospace="ideograph-alpha"/>
      <style:text-properties fo:font-size="11pt" fo:language="uk" fo:country="UA" style:font-size-asian="11pt" style:font-size-complex="11pt"/>
    </style:style>
    <style:style style:name="P20" style:family="paragraph" style:parent-style-name="Standard">
      <style:text-properties style:text-position="-27% 100%" fo:font-size="11pt" fo:language="uk" fo:country="UA" style:font-size-asian="11pt" style:font-size-complex="11pt"/>
    </style:style>
    <style:style style:name="P21" style:family="paragraph" style:parent-style-name="Standard">
      <style:paragraph-properties style:text-autospace="ideograph-alpha"/>
      <style:text-properties style:text-position="-27% 100%" fo:font-size="11pt" fo:language="en" fo:country="US" style:text-underline-style="solid" style:text-underline-width="auto" style:text-underline-color="font-color" style:font-size-asian="11pt" style:font-size-complex="11pt"/>
    </style:style>
    <style:style style:name="P22" style:family="paragraph" style:parent-style-name="Standard">
      <style:text-properties style:text-position="-27% 100%" fo:font-size="11pt" fo:language="en" fo:country="US" style:font-size-asian="11pt" style:font-size-complex="11pt"/>
    </style:style>
    <style:style style:name="P23" style:family="paragraph" style:parent-style-name="Standard">
      <style:text-properties fo:font-size="8pt" style:font-size-asian="8pt" style:font-size-complex="8pt"/>
    </style:style>
    <style:style style:name="P24" style:family="paragraph" style:parent-style-name="Standard">
      <style:paragraph-properties style:text-autospace="ideograph-alpha"/>
      <style:text-properties fo:font-size="8pt" style:font-size-asian="8pt" style:font-size-complex="8pt"/>
    </style:style>
    <style:style style:name="P25" style:family="paragraph" style:parent-style-name="Standard">
      <style:text-properties fo:font-size="8pt" fo:language="en" fo:country="US" style:font-size-asian="8pt" style:font-size-complex="8pt"/>
    </style:style>
    <style:style style:name="P26" style:family="paragraph" style:parent-style-name="Standard">
      <style:paragraph-properties style:text-autospace="ideograph-alpha"/>
      <style:text-properties fo:font-size="8pt" fo:language="en" fo:country="US" style:font-size-asian="8pt" style:font-size-complex="8pt"/>
    </style:style>
    <style:style style:name="P27" style:family="paragraph" style:parent-style-name="Standard">
      <style:paragraph-properties fo:text-align="center" style:justify-single-word="false"/>
      <style:text-properties fo:font-size="8pt" fo:language="en" fo:country="US" style:font-size-asian="8pt" style:font-size-complex="8pt"/>
    </style:style>
    <style:style style:name="P28" style:family="paragraph" style:parent-style-name="Standard">
      <style:paragraph-properties fo:text-align="center" style:justify-single-word="false"/>
      <style:text-properties fo:font-size="8pt" fo:language="uk" fo:country="UA" style:font-size-asian="8pt" style:font-size-complex="8pt"/>
    </style:style>
    <style:style style:name="P29" style:family="paragraph" style:parent-style-name="heading_20_6">
      <style:paragraph-properties fo:text-align="center" style:justify-single-word="false"/>
      <style:text-properties fo:font-size="11pt" fo:language="uk" fo:country="UA" fo:font-weight="bold" style:font-size-asian="11pt" style:font-weight-asian="bold" style:font-size-complex="11pt" style:font-weight-complex="bold"/>
    </style:style>
    <style:style style:name="P30" style:family="paragraph" style:parent-style-name="heading_20_4">
      <style:text-properties style:font-name="Times New Roman" fo:font-size="11pt" fo:language="ru" fo:country="RU" style:font-name-asian="Times New Roman" style:font-size-asian="11pt" style:font-name-complex="Times New Roman" style:font-size-complex="11pt"/>
    </style:style>
    <style:style style:name="P31" style:family="paragraph" style:parent-style-name="Standard">
      <style:text-properties fo:font-size="11pt" fo:language="en" fo:country="US" style:font-size-asian="11pt" style:font-size-complex="11pt"/>
    </style:style>
    <style:style style:name="P32" style:family="paragraph" style:parent-style-name="Standard">
      <style:text-properties fo:font-size="11pt" fo:language="uk" fo:country="UA" style:font-size-asian="11pt" style:font-size-complex="11pt"/>
    </style:style>
    <style:style style:name="P33" style:family="paragraph" style:parent-style-name="Standard">
      <style:text-properties fo:font-size="10pt" fo:language="en" fo:country="US" style:font-size-asian="10pt" style:font-size-complex="10pt"/>
    </style:style>
    <style:style style:name="P34" style:family="paragraph" style:parent-style-name="Standard">
      <style:paragraph-properties style:text-autospace="ideograph-alpha"/>
      <style:text-properties fo:font-size="10pt" fo:language="en" fo:country="US" style:font-size-asian="10pt" style:font-size-complex="10pt"/>
    </style:style>
    <style:style style:name="P35" style:family="paragraph" style:parent-style-name="Standard">
      <style:text-properties fo:font-size="10pt" fo:language="uk" fo:country="UA" style:font-size-asian="10pt" style:font-size-complex="10pt"/>
    </style:style>
    <style:style style:name="P36" style:family="paragraph" style:parent-style-name="Standard">
      <style:text-properties style:font-name="Times New Roman CYR" fo:font-size="10pt" fo:language="en" fo:country="US" style:font-name-asian="Times New Roman CYR" style:font-size-asian="10pt" style:font-name-complex="Times New Roman CYR" style:font-size-complex="10pt"/>
    </style:style>
    <style:style style:name="P37" style:family="paragraph" style:parent-style-name="heading_20_1">
      <style:paragraph-properties fo:text-align="center" style:justify-single-word="false"/>
      <style:text-properties style:text-position="0% 100%" style:font-name="Times New Roman" fo:font-size="14pt" fo:language="ru" fo:country="RU" style:font-name-asian="Times New Roman" style:font-size-asian="14pt" style:font-name-complex="Times New Roman" style:font-size-complex="14pt"/>
    </style:style>
    <style:style style:name="P38" style:family="paragraph" style:parent-style-name="heading_20_1">
      <style:paragraph-properties fo:text-align="center" style:justify-single-word="false"/>
      <style:text-properties style:text-position="0% 100%" style:font-name="Times New Roman" fo:font-size="14pt" fo:language="uk" fo:country="UA" style:font-name-asian="Times New Roman" style:font-size-asian="14pt" style:font-name-complex="Times New Roman" style:font-size-complex="14pt"/>
    </style:style>
    <style:style style:name="P39" style:family="paragraph" style:parent-style-name="heading_20_7">
      <style:paragraph-properties fo:text-align="center" style:justify-single-word="false" style:text-autospace="ideograph-alpha"/>
      <style:text-properties fo:font-size="11pt" style:font-size-asian="11pt" style:font-size-complex="11pt"/>
    </style:style>
    <style:style style:name="T1" style:family="text">
      <style:text-properties fo:language="uk" fo:country="UA"/>
    </style:style>
    <style:style style:name="T2" style:family="text">
      <style:text-properties fo:language="en" fo:country="US"/>
    </style:style>
    <style:style style:name="T3" style:family="text">
      <style:text-properties style:text-position="-27% 100%" fo:font-size="11pt" style:font-size-asian="11pt" style:font-size-complex="11pt"/>
    </style:style>
    <style:style style:name="T4" style:family="text">
      <style:text-properties style:text-position="-27% 100%" fo:font-size="11pt" fo:language="en" fo:country="US" style:font-size-asian="11pt" style:font-size-complex="11pt"/>
    </style:style>
    <style:style style:name="T5" style:family="text">
      <style:text-properties style:text-position="-27% 100%" fo:font-size="11pt" fo:language="uk" fo:country="UA" style:font-size-asian="11pt" style:font-size-complex="11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column table:style-name="Таблица1.J"/>
        <table:table-column table:style-name="Таблица1.K"/>
        <table:table-column table:style-name="Таблица1.H"/>
        <table:table-column table:style-name="Таблица1.I"/>
        <table:table-column table:style-name="Таблица1.H"/>
        <table:table-column table:style-name="Таблица1.J"/>
        <table:table-column table:style-name="Таблица1.P"/>
        <table:table-column table:style-name="Таблица1.Q"/>
        <table:table-column table:style-name="Таблица1.H"/>
        <table:table-column table:style-name="Таблица1.S"/>
        <table:table-column table:style-name="Таблица1.T"/>
        <table:table-column table:style-name="Таблица1.U"/>
        <table:table-column table:style-name="Таблица1.V"/>
        <table:table-column table:style-name="Таблица1.W"/>
        <table:table-column table:style-name="Таблица1.X"/>
        <table:table-column table:style-name="Таблица1.Y"/>
        <table:table-column table:style-name="Таблица1.Z"/>
        <table:table-column table:style-name="Таблица1.T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2"/>
          </table:table-cell>
          <table:table-cell table:style-name="Таблица1.A1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  <table:table-cell table:style-name="Таблица1.G1" table:number-columns-spanned="18" office:value-type="string">
            <text:h text:style-name="P37" text:outline-level="1" text:is-list-header="true">АКТОВИЙ ЗАПИС <text:span text:style-name="T1">ПРО ЗМІНУ ІМЕНІ №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Y1" table:number-columns-spanned="4" office:value-type="string">
            <text:p text:style-name="P1">!НАЗ!</text:p>
          </table:table-cell>
          <table:covered-table-cell/>
          <table:covered-table-cell/>
          <table:covered-table-cell/>
          <table:table-cell table:style-name="Таблица1.A1" table:number-columns-spanned="2" office:value-type="string">
            <text:p text:style-name="P4"/>
          </table:table-cell>
          <table:covered-table-cell/>
        </table:table-row>
        <table:table-row table:style-name="Таблица1.2">
          <table:table-cell table:style-name="Таблица1.A1" office:value-type="string">
            <text:p text:style-name="P5"/>
          </table:table-cell>
          <table:table-cell table:style-name="Таблица1.A1" table:number-columns-spanned="10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G1" table:number-columns-spanned="2" office:value-type="string">
            <text:p text:style-name="P16">від</text:p>
          </table:table-cell>
          <table:covered-table-cell/>
          <table:table-cell table:style-name="Таблица1.N2" table:number-columns-spanned="11" office:value-type="string">
            <text:p text:style-name="P16">!ДДМММРРРР р.!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6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3">
          <table:table-cell table:style-name="Таблица1.A3" table:number-columns-spanned="16" office:value-type="string">
            <text:h text:style-name="P29" text:outline-level="6" text:is-list-header="true">ДО ЗМІНИ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3" table:number-columns-spanned="14" office:value-type="string">
            <text:h text:style-name="P39" text:outline-level="7" text:is-list-header="true">ПІСЛЯ ЗМІНИ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4">
          <table:table-cell table:style-name="Таблица1.A3" office:value-type="string">
            <text:p text:style-name="P5">1.</text:p>
          </table:table-cell>
          <table:table-cell table:style-name="Таблица1.B4" table:number-columns-spanned="2" office:value-type="string">
            <text:p text:style-name="P20">Прізвище <text:s text:c="2"/></text:p>
          </table:table-cell>
          <table:covered-table-cell/>
          <table:table-cell table:style-name="Таблица1.D4" table:number-columns-spanned="13" office:value-type="string">
            <text:p text:style-name="P14">!СтПр!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D4" table:number-columns-spanned="14" office:value-type="string">
            <text:p text:style-name="P15">!НПр!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4">
          <table:table-cell table:style-name="Таблица1.A3" office:value-type="string">
            <text:p text:style-name="P5">2.</text:p>
          </table:table-cell>
          <table:table-cell table:style-name="Таблица1.B4" table:number-columns-spanned="2" office:value-type="string">
            <text:p text:style-name="Standard"><text:span text:style-name="T3">Ім</text:span><text:span text:style-name="T4">’</text:span><text:span text:style-name="T3">я</text:span><text:span text:style-name="T4"> <text:s text:c="2"/></text:span></text:p>
          </table:table-cell>
          <table:covered-table-cell/>
          <table:table-cell table:style-name="Таблица1.D4" table:number-columns-spanned="13" office:value-type="string">
            <text:p text:style-name="P14">!СтІм!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D4" table:number-columns-spanned="14" office:value-type="string">
            <text:p text:style-name="P15">!НІм!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6">
          <table:table-cell table:style-name="Таблица1.A3" office:value-type="string">
            <text:p text:style-name="P5">3.</text:p>
          </table:table-cell>
          <table:table-cell table:style-name="Таблица1.B4" table:number-columns-spanned="2" office:value-type="string">
            <text:p text:style-name="P20">По батькові </text:p>
          </table:table-cell>
          <table:covered-table-cell/>
          <table:table-cell table:style-name="Таблица1.D4" table:number-columns-spanned="13" office:value-type="string">
            <text:p text:style-name="P9">!СтПб!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D4" table:number-columns-spanned="14" office:value-type="string">
            <text:p text:style-name="P10">!НПб!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4">
          <table:table-cell table:style-name="Таблица1.A3" office:value-type="string">
            <text:p text:style-name="P5">4.</text:p>
          </table:table-cell>
          <table:table-cell table:style-name="Таблица1.B4" table:number-columns-spanned="3" office:value-type="string">
            <text:p text:style-name="P20">Дата народження </text:p>
          </table:table-cell>
          <table:covered-table-cell/>
          <table:covered-table-cell/>
          <table:table-cell table:style-name="Таблица1.D4" table:number-columns-spanned="26" office:value-type="string">
            <text:p text:style-name="P21">! <text:s/>днддмммрррр <text:s text:c="2"/>р. <text:s/>!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4">
          <table:table-cell table:style-name="Таблица1.A3" table:number-rows-spanned="5" office:value-type="string">
            <text:p text:style-name="P11">5.</text:p>
          </table:table-cell>
          <table:table-cell table:style-name="Таблица1.B8" table:number-columns-spanned="4" office:value-type="string">
            <text:p text:style-name="P22">Місце народження</text:p>
          </table:table-cell>
          <table:covered-table-cell/>
          <table:covered-table-cell/>
          <table:covered-table-cell/>
          <table:table-cell table:style-name="Таблица1.F8" table:number-columns-spanned="4" office:value-type="string">
            <text:p text:style-name="Standard"><text:span text:style-name="T3">д</text:span><text:span text:style-name="T4">ержава <text:s/></text:span></text:p>
          </table:table-cell>
          <table:covered-table-cell/>
          <table:covered-table-cell/>
          <table:covered-table-cell/>
          <table:table-cell table:style-name="Таблица1.F8" table:number-columns-spanned="9" office:value-type="string">
            <text:p text:style-name="P22">!ДН!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F8" table:number-columns-spanned="4" office:value-type="string">
            <text:p text:style-name="Standard"><text:span text:style-name="T5">о</text:span><text:span text:style-name="T4">бласть</text:span></text:p>
          </table:table-cell>
          <table:covered-table-cell/>
          <table:covered-table-cell/>
          <table:covered-table-cell/>
          <table:table-cell table:style-name="Таблица1.F8" table:number-columns-spanned="7" office:value-type="string">
            <text:p text:style-name="P22">!ОН!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d8" office:value-type="string">
            <text:p text:style-name="P12"/>
          </table:table-cell>
        </table:table-row>
        <table:table-row table:style-name="Таблица1.4">
          <table:covered-table-cell/>
          <table:table-cell table:style-name="Таблица1.B9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Таблица1.G1" table:number-columns-spanned="4" office:value-type="string">
            <text:p text:style-name="P22">район <text:s text:c="2"/></text:p>
          </table:table-cell>
          <table:covered-table-cell/>
          <table:covered-table-cell/>
          <table:covered-table-cell/>
          <table:table-cell table:style-name="Таблица1.J9" table:number-columns-spanned="9" office:value-type="string">
            <text:p text:style-name="P22">!РН!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G1" table:number-columns-spanned="4" office:value-type="string">
            <text:p text:style-name="P22">!мссН!</text:p>
          </table:table-cell>
          <table:covered-table-cell/>
          <table:covered-table-cell/>
          <table:covered-table-cell/>
          <table:table-cell table:style-name="Таблица1.J9" table:number-columns-spanned="7" office:value-type="string">
            <text:p text:style-name="P22">!МН!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d9" office:value-type="string">
            <text:p text:style-name="P12"/>
          </table:table-cell>
        </table:table-row>
        <table:table-row table:style-name="Таблица1.4">
          <table:covered-table-cell/>
          <table:table-cell table:style-name="Таблица1.B10" table:number-columns-spanned="29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4">
          <table:covered-table-cell/>
          <table:table-cell table:style-name="Таблица1.B11" table:number-columns-spanned="11" office:value-type="string">
            <text:p text:style-name="P11">Номер і дата актового запису про народження: №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N2" table:number-columns-spanned="2" office:value-type="string">
            <text:p text:style-name="P11">!НАЗН!</text:p>
          </table:table-cell>
          <table:covered-table-cell/>
          <table:table-cell table:style-name="Таблица1.G1" table:number-columns-spanned="3" office:value-type="string">
            <text:p text:style-name="P6">від</text:p>
          </table:table-cell>
          <table:covered-table-cell/>
          <table:covered-table-cell/>
          <table:table-cell table:style-name="Таблица1.N2" table:number-columns-spanned="10" office:value-type="string">
            <text:p text:style-name="P13">!ДАЗН! р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d9" table:number-columns-spanned="3" office:value-type="string">
            <text:p text:style-name="P12"/>
          </table:table-cell>
          <table:covered-table-cell/>
          <table:covered-table-cell/>
        </table:table-row>
        <table:table-row table:style-name="Таблица1.4">
          <table:covered-table-cell/>
          <table:table-cell table:style-name="Таблица1.B12" table:number-columns-spanned="11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M12" table:number-columns-spanned="18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3">
          <table:table-cell table:style-name="Таблица1.A3" office:value-type="string">
            <text:p text:style-name="P11">6.</text:p>
          </table:table-cell>
          <table:table-cell table:style-name="Таблица1.B4" table:number-columns-spanned="3" office:value-type="string">
            <text:h text:style-name="P30" text:outline-level="4" text:is-list-header="true">Громадянство</text:h>
          </table:table-cell>
          <table:covered-table-cell/>
          <table:covered-table-cell/>
          <table:table-cell table:style-name="Таблица1.E13" table:number-columns-spanned="26" office:value-type="string">
            <text:p text:style-name="P7">!громадянство!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4">
          <table:table-cell table:style-name="Таблица1.A3" table:number-rows-spanned="5" office:value-type="string">
            <text:p text:style-name="P11">7.</text:p>
          </table:table-cell>
          <table:table-cell table:style-name="Таблица1.B9" table:number-columns-spanned="2" office:value-type="string">
            <text:p text:style-name="P22">Місце</text:p>
            <text:p text:style-name="P22">проживання:</text:p>
          </table:table-cell>
          <table:covered-table-cell/>
          <table:table-cell table:style-name="Таблица1.F8" table:number-columns-spanned="4" office:value-type="string">
            <text:p text:style-name="Standard"><text:span text:style-name="T3">д</text:span><text:span text:style-name="T4">ержава <text:s/></text:span></text:p>
          </table:table-cell>
          <table:covered-table-cell/>
          <table:covered-table-cell/>
          <table:covered-table-cell/>
          <table:table-cell table:style-name="Таблица1.J9" table:number-columns-spanned="11" office:value-type="string">
            <text:p text:style-name="P22">!ДП!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F8" office:value-type="string">
            <text:p text:style-name="Standard"><text:span text:style-name="T5">о</text:span><text:span text:style-name="T4">бласть</text:span></text:p>
          </table:table-cell>
          <table:table-cell table:style-name="Таблица1.J9" table:number-columns-spanned="10" office:value-type="string">
            <text:p text:style-name="P22">!ОП!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d8" office:value-type="string">
            <text:p text:style-name="P12"/>
          </table:table-cell>
        </table:table-row>
        <table:table-row table:style-name="Таблица1.4">
          <table:covered-table-cell/>
          <table:table-cell table:style-name="Таблица1.B9" table:number-columns-spanned="2" office:value-type="string">
            <text:p text:style-name="P11"/>
          </table:table-cell>
          <table:covered-table-cell/>
          <table:table-cell table:style-name="Таблица1.G1" table:number-columns-spanned="4" office:value-type="string">
            <text:p text:style-name="P22">район <text:s text:c="2"/></text:p>
          </table:table-cell>
          <table:covered-table-cell/>
          <table:covered-table-cell/>
          <table:covered-table-cell/>
          <table:table-cell table:style-name="Таблица1.N2" table:number-columns-spanned="22" office:value-type="string">
            <text:p text:style-name="P22">!РП!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d9" office:value-type="string">
            <text:p text:style-name="P12"/>
          </table:table-cell>
        </table:table-row>
        <table:table-row table:style-name="Таблица1.4">
          <table:covered-table-cell/>
          <table:table-cell table:style-name="Таблица1.B16" table:number-columns-spanned="2" office:value-type="string">
            <text:p text:style-name="P11"/>
          </table:table-cell>
          <table:covered-table-cell/>
          <table:table-cell table:style-name="Таблица1.G1" table:number-columns-spanned="4" office:value-type="string">
            <text:p text:style-name="P22">!мссП!</text:p>
          </table:table-cell>
          <table:covered-table-cell/>
          <table:covered-table-cell/>
          <table:covered-table-cell/>
          <table:table-cell table:style-name="Таблица1.J9" table:number-columns-spanned="22" office:value-type="string">
            <text:p text:style-name="P22">!МП!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d9" office:value-type="string">
            <text:p text:style-name="P12"/>
          </table:table-cell>
        </table:table-row>
        <table:table-row table:style-name="Таблица1.4">
          <table:covered-table-cell/>
          <table:table-cell table:style-name="Таблица1.B11" table:number-columns-spanned="2" office:value-type="string">
            <text:p text:style-name="P11"/>
          </table:table-cell>
          <table:covered-table-cell/>
          <table:table-cell table:style-name="Таблица1.G1" table:number-columns-spanned="4" office:value-type="string">
            <text:p text:style-name="P11">вул.</text:p>
          </table:table-cell>
          <table:covered-table-cell/>
          <table:covered-table-cell/>
          <table:covered-table-cell/>
          <table:table-cell table:style-name="Таблица1.N2" table:number-columns-spanned="11" office:value-type="string">
            <text:p text:style-name="P11">!вул!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G1" table:number-columns-spanned="2" office:value-type="string">
            <text:p text:style-name="P11">буд.</text:p>
          </table:table-cell>
          <table:covered-table-cell/>
          <table:table-cell table:style-name="Таблица1.N2" table:number-columns-spanned="3" office:value-type="string">
            <text:p text:style-name="P11">!буд!</text:p>
          </table:table-cell>
          <table:covered-table-cell/>
          <table:covered-table-cell/>
          <table:table-cell table:style-name="Таблица1.G1" table:number-columns-spanned="3" office:value-type="string">
            <text:p text:style-name="P11">кв.</text:p>
          </table:table-cell>
          <table:covered-table-cell/>
          <table:covered-table-cell/>
          <table:table-cell table:style-name="Таблица1.N2" table:number-columns-spanned="3" office:value-type="string">
            <text:p text:style-name="P11">!кв!</text:p>
          </table:table-cell>
          <table:covered-table-cell/>
          <table:covered-table-cell/>
          <table:table-cell table:style-name="Таблица1.d9" office:value-type="string">
            <text:p text:style-name="P12"/>
          </table:table-cell>
        </table:table-row>
        <table:table-row table:style-name="Таблица1.4">
          <table:covered-table-cell/>
          <table:table-cell table:style-name="Таблица1.B18" table:number-columns-spanned="29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9">
          <table:table-cell table:style-name="Таблица1.A19" table:number-rows-spanned="3" office:value-type="string">
            <text:p text:style-name="P5">8.</text:p>
          </table:table-cell>
          <table:table-cell table:style-name="Таблица1.A19" table:number-columns-spanned="29" office:value-type="string">
            <text:p text:style-name="P17">Відмітка про сплату державного мита: !сплачено!, квитанція № !нк! від !дк! р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20">
          <table:covered-table-cell/>
          <table:table-cell table:style-name="Таблица1.A19" table:number-columns-spanned="29" office:value-type="string">
            <text:p text:style-name="P19">!банк!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21">
          <table:covered-table-cell/>
          <table:table-cell table:style-name="Таблица1.A19" table:number-columns-spanned="29" office:value-type="string">
            <text:p text:style-name="P19">(найменування кредитно-фінансової установи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4">
          <table:table-cell table:style-name="Таблица1.A19" office:value-type="string">
            <text:p text:style-name="P5">9.</text:p>
          </table:table-cell>
          <table:table-cell table:style-name="Таблица1.B22" table:number-columns-spanned="9" office:value-type="string">
            <text:p text:style-name="P5">Серія, номер, ким видано паспорт</text:p>
            <text:p text:style-name="P5">заявнику та дата його видачі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K22" table:number-columns-spanned="20" office:value-type="string">
            <text:p text:style-name="P17">!Паспорт!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23">
          <table:table-cell table:style-name="Таблица1.A3" office:value-type="string">
            <text:p text:style-name="P5">10.</text:p>
          </table:table-cell>
          <table:table-cell table:style-name="Таблица1.A3" table:number-columns-spanned="29" office:value-type="string">
            <text:p text:style-name="P12"><text:span text:style-name="T2">Підпис заявника <text:s text:c="129"/></text:span><text:span text:style-name="T1">√ _____________________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4">
          <table:table-cell table:style-name="Таблица1.A3" table:number-rows-spanned="3" office:value-type="string">
            <text:p text:style-name="P5">11.</text:p>
          </table:table-cell>
          <table:table-cell table:style-name="Таблица1.B24" table:number-columns-spanned="7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F8" table:number-columns-spanned="2" office:value-type="string">
            <text:p text:style-name="P28"/>
          </table:table-cell>
          <table:covered-table-cell/>
          <table:table-cell table:style-name="Таблица1.K24" office:value-type="string">
            <text:p text:style-name="P27"/>
          </table:table-cell>
          <table:table-cell table:style-name="Таблица1.F8" table:number-columns-spanned="4" office:value-type="string">
            <text:p text:style-name="P27"/>
          </table:table-cell>
          <table:covered-table-cell/>
          <table:covered-table-cell/>
          <table:covered-table-cell/>
          <table:table-cell table:style-name="Таблица1.d8" table:number-columns-spanned="15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25">
          <table:covered-table-cell/>
          <table:table-cell table:style-name="Таблица1.B25" table:number-columns-spanned="7" office:value-type="string">
            <text:p text:style-name="P5">Видано свідоцтво сері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N2" table:number-columns-spanned="2" office:value-type="string">
            <text:p text:style-name="P18">!СС!</text:p>
          </table:table-cell>
          <table:covered-table-cell/>
          <table:table-cell table:style-name="Таблица1.K25" office:value-type="string">
            <text:p text:style-name="P6">№</text:p>
          </table:table-cell>
          <table:table-cell table:style-name="Таблица1.N2" table:number-columns-spanned="4" office:value-type="string">
            <text:p text:style-name="P6">!НС!</text:p>
          </table:table-cell>
          <table:covered-table-cell/>
          <table:covered-table-cell/>
          <table:covered-table-cell/>
          <table:table-cell table:style-name="Таблица1.d9" table:number-columns-spanned="15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4">
          <table:covered-table-cell/>
          <table:table-cell table:style-name="Таблица1.B12" table:number-columns-spanned="7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I26" table:number-columns-spanned="2" office:value-type="string">
            <text:p text:style-name="P25"/>
          </table:table-cell>
          <table:covered-table-cell/>
          <table:table-cell table:style-name="Таблица1.K26" office:value-type="string">
            <text:p text:style-name="P25"/>
          </table:table-cell>
          <table:table-cell table:style-name="Таблица1.I26" table:number-columns-spanned="4" office:value-type="string">
            <text:p text:style-name="P25"/>
          </table:table-cell>
          <table:covered-table-cell/>
          <table:covered-table-cell/>
          <table:covered-table-cell/>
          <table:table-cell table:style-name="Таблица1.M12" table:number-columns-spanned="15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4">
          <table:table-cell table:style-name="Таблица1.A3" table:number-rows-spanned="2" office:value-type="string">
            <text:p text:style-name="P5">12.</text:p>
          </table:table-cell>
          <table:table-cell table:style-name="Таблица1.B25" table:number-columns-spanned="28" office:value-type="string">
            <text:p text:style-name="P11"><text:span text:style-name="T2">Для відміток (зазначити а</text:span><text:span text:style-name="T1">к</text:span><text:span text:style-name="T2">тові записи, до яких внесено зміни, їх номери, дату та місце їх складання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M12" office:value-type="string">
            <text:p text:style-name="P7"/>
          </table:table-cell>
        </table:table-row>
        <table:table-row table:style-name="Таблица1.28">
          <table:covered-table-cell/>
          <table:table-cell table:style-name="Таблица1.B22" table:number-columns-spanned="28" office:value-type="string">
            <text:p text:style-name="P5">!Помітки!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M12" office:value-type="string">
            <text:p text:style-name="P7"/>
          </table:table-cell>
        </table:table-row>
        <table:table-row table:style-name="Таблица1.29"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35"/>
          </table:table-cell>
          <table:table-cell table:style-name="Таблица1.C29" table:number-columns-spanned="14" office:value-type="string">
            <text:p text:style-name="P33">Керівник органу державно<text:span text:style-name="T1">ї </text:span>реєстрації</text:p>
            <text:p text:style-name="P33">актів цивільного стан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Q29" table:number-columns-spanned="5" office:value-type="string">
            <text:p text:style-name="P33"/>
          </table:table-cell>
          <table:covered-table-cell/>
          <table:covered-table-cell/>
          <table:covered-table-cell/>
          <table:covered-table-cell/>
          <table:table-cell table:style-name="Таблица1.G1" table:number-columns-spanned="9" office:value-type="string">
            <text:p text:style-name="P33">!<text:span text:style-name="T1">Керівник!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30">
          <table:table-cell table:style-name="Таблица1.A1" office:value-type="string">
            <text:p text:style-name="P33"/>
          </table:table-cell>
          <table:table-cell table:style-name="Таблица1.A1" office:value-type="string">
            <text:p text:style-name="P35">М.П.</text:p>
          </table:table-cell>
          <table:table-cell table:style-name="Таблица1.A1" table:number-columns-spanned="14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Q30" table:number-columns-spanned="5" office:value-type="string">
            <text:p text:style-name="P33"><text:s text:c="10"/>(підпис)</text:p>
          </table:table-cell>
          <table:covered-table-cell/>
          <table:covered-table-cell/>
          <table:covered-table-cell/>
          <table:covered-table-cell/>
          <table:table-cell table:style-name="Таблица1.A1" table:number-columns-spanned="4" office:value-type="string">
            <text:p text:style-name="P33"/>
          </table:table-cell>
          <table:covered-table-cell/>
          <table:covered-table-cell/>
          <table:covered-table-cell/>
          <table:table-cell table:style-name="Таблица1.A1" table:number-columns-spanned="5" office:value-type="string">
            <text:p text:style-name="P34"/>
          </table:table-cell>
          <table:covered-table-cell/>
          <table:covered-table-cell/>
          <table:covered-table-cell/>
          <table:covered-table-cell/>
        </table:table-row>
        <table:table-row table:style-name="Таблица1.31">
          <table:table-cell table:style-name="Таблица1.A1" table:number-rows-spanned="2" office:value-type="string">
            <text:p text:style-name="P5"/>
          </table:table-cell>
          <table:table-cell table:style-name="Таблица1.A1" table:number-rows-spanned="2" office:value-type="string">
            <text:p text:style-name="P35"/>
          </table:table-cell>
          <table:table-cell table:style-name="Таблица1.A1" table:number-rows-spanned="2" table:number-columns-spanned="14" office:value-type="string">
            <text:p text:style-name="P33"><text:span text:style-name="T1">Посадова особоа</text:span> органу державно<text:span text:style-name="T1">ї </text:span>реєстрації актів цивільного стану, <text:span text:style-name="T1">яка склала актовий запис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Q31" table:number-columns-spanned="5" office:value-type="string">
            <text:p text:style-name="P33"/>
          </table:table-cell>
          <table:covered-table-cell/>
          <table:covered-table-cell/>
          <table:covered-table-cell/>
          <table:covered-table-cell/>
          <table:table-cell table:style-name="Таблица1.A1" table:number-rows-spanned="2" table:number-columns-spanned="9" office:value-type="string">
            <text:p text:style-name="P36">!ПІБ_по! !Посада!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3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K25" table:number-columns-spanned="5" office:value-type="string">
            <text:p text:style-name="P33"><text:s text:c="10"/>(підпис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Times New Roman CYR" svg:font-family="'Times New Roman CYR', 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ru" style:country-asian="RU" style:font-size-complex="12pt" style:language-complex="ru" style:country-complex="RU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Times New Roman" fo:font-size="12pt" fo:language="ru" fo:country="RU" style:font-name-asian="Times New Roman" style:font-size-asian="12pt" style:language-asian="ru" style:country-asian="RU" style:font-name-complex="Times New Roman" style:font-size-complex="12pt" style:language-complex="ru" style:country-complex="RU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start" style:justify-single-word="false" fo:text-indent="0cm" style:auto-text-indent="false" style:vertical-align="auto"/>
      <style:text-properties fo:font-size="10pt" fo:language="ru" fo:country="RU" style:font-size-asian="10pt" style:language-asian="ru" style:country-asian="RU" style:font-size-complex="10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>
      <style:paragraph-properties fo:keep-with-next="always"/>
      <style:text-properties style:text-position="-25% 100%" style:font-name="Times New Roman CYR" fo:font-size="12pt" fo:language="en" fo:country="US" fo:font-weight="bold" style:font-name-asian="Times New Roman CYR" style:font-size-asian="12pt" style:font-weight-asian="bold" style:font-name-complex="Times New Roman CYR" style:font-size-complex="12pt" style:font-weight-complex="bold"/>
    </style:style>
    <style:style style:name="heading_20_2" style:display-name="heading 2" style:family="paragraph" style:parent-style-name="Standard" style:next-style-name="Standard" style:default-outline-level="2">
      <style:paragraph-properties fo:margin-top="0.423cm" fo:margin-bottom="0.106cm" fo:keep-with-next="always"/>
      <style:text-properties style:font-name="Arial" fo:font-size="12pt" fo:font-style="italic" fo:font-weight="bold" style:font-name-asian="Arial" style:font-size-asian="12pt" style:font-style-asian="italic" style:font-weight-asian="bold" style:font-name-complex="Arial" style:font-size-complex="12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>
      <style:paragraph-properties fo:margin-left="7.62cm" fo:margin-right="0cm" fo:text-indent="1.27cm" style:auto-text-indent="false" fo:keep-with-next="always"/>
      <style:text-properties style:font-name="Times New Roman CYR" fo:language="uk" fo:country="UA" fo:font-weight="bold" style:font-name-asian="Times New Roman CYR" style:font-weight-asian="bold" style:font-name-complex="Times New Roman CYR" style:font-weight-complex="bold"/>
    </style:style>
    <style:style style:name="heading_20_4" style:display-name="heading 4" style:family="paragraph" style:parent-style-name="Standard" style:next-style-name="Standard" style:default-outline-level="4">
      <style:paragraph-properties fo:keep-with-next="always"/>
      <style:text-properties style:font-name="Times New Roman CYR" fo:font-size="12pt" fo:language="uk" fo:country="UA" style:font-name-asian="Times New Roman CYR" style:font-size-asian="12pt" style:font-name-complex="Times New Roman CYR" style:font-size-complex="12pt"/>
    </style:style>
    <style:style style:name="heading_20_5" style:display-name="heading 5" style:family="paragraph" style:parent-style-name="Standard" style:next-style-name="Standard" style:default-outline-level="5">
      <style:paragraph-properties fo:keep-with-next="always"/>
      <style:text-properties style:font-name="Times New Roman CYR" fo:language="en" fo:country="US" style:font-name-asian="Times New Roman CYR" style:font-name-complex="Times New Roman CYR"/>
    </style:style>
    <style:style style:name="heading_20_6" style:display-name="heading 6" style:family="paragraph" style:parent-style-name="Standard" style:next-style-name="Standard" style:default-outline-level="6">
      <style:paragraph-properties fo:keep-with-next="always"/>
      <style:text-properties fo:font-size="14pt" style:font-size-asian="14pt" style:font-size-complex="14pt"/>
    </style:style>
    <style:style style:name="heading_20_7" style:display-name="heading 7" style:family="paragraph" style:parent-style-name="Standard" style:next-style-name="Standard" style:default-outline-level="7">
      <style:paragraph-properties fo:keep-with-next="always"/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0.529cm" fo:margin-left="3.501cm" fo:margin-right="0.529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creator>Vladimir Koltsov</dc:creator>
    <dc:date>2012-04-08T17:50:11.90</dc:date>
    <meta:editing-cycles>2</meta:editing-cycles>
    <meta:editing-duration>PT7M45S</meta:editing-duration>
    <meta:document-statistic meta:table-count="1" meta:image-count="0" meta:object-count="0" meta:page-count="1" meta:paragraph-count="81" meta:word-count="161" meta:character-count="1159"/>
    <meta:user-defined meta:name="Info 1"/>
    <meta:user-defined meta:name="Info 2"/>
    <meta:user-defined meta:name="Info 3"/>
    <meta:user-defined meta:name="Info 4"/>
  </office:meta>
</office:document-meta>
</file>